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First</text:p>
          </table:table-cell>
          <table:table-cell office:value-type="time" office:time-value="PT14H44M40.000S" table:style-name="ce9">
            <text:p>14:44:40</text:p>
          </table:table-cell>
          <table:table-cell office:value-type="string" table:style-name="ce12">
            <text:p>Last</text:p>
          </table:table-cell>
          <table:table-cell office:value-type="time" office:time-value="PT14H45M40.000S" table:style-name="ce9">
            <text:p>14:45:40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0.66666666666666663" table:style-name="ce13">
            <text:p>1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1.9333333333333333" table:style-name="ce14">
            <text:p>1.9</text:p>
          </table:table-cell>
          <table:table-cell office:value-type="float" office:value="0.39999999999999997" table:style-name="ce14">
            <text:p>0.4</text:p>
          </table:table-cell>
          <table:table-cell office:value-type="float" office:value="0" table:style-name="ce14">
            <text:p>0.0</text:p>
          </table:table-cell>
          <table:table-cell office:value-type="float" office:value="97.666666666666671" table:style-name="ce14">
            <text:p>97.7</text:p>
          </table:table-cell>
          <table:table-cell office:value-type="float" office:value="2.3333333333333335" table:style-name="ce14">
            <text:p>2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.2" table:style-name="ce13">
            <text:p>1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4.2" table:style-name="ce14">
            <text:p>4.2</text:p>
          </table:table-cell>
          <table:table-cell office:value-type="float" office:value="0.8" table:style-name="ce14">
            <text:p>0.8</text:p>
          </table:table-cell>
          <table:table-cell office:value-type="float" office:value="0" table:style-name="ce14">
            <text:p>0.0</text:p>
          </table:table-cell>
          <table:table-cell office:value-type="float" office:value="99.7" table:style-name="ce14">
            <text:p>99.7</text:p>
          </table:table-cell>
          <table:table-cell office:value-type="float" office:value="5" table:style-name="ce14">
            <text:p>5.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462H45M40.000S" table:style-name="ce9">
            <text:p>14:45:40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1724137931034484" table:style-name="ce14">
            <text:p>2.2</text:p>
          </table:table-cell>
          <table:table-cell office:value-type="float" office:value="2.0000000000000004" table:style-name="ce14">
            <text:p>2.0</text:p>
          </table:table-cell>
          <table:table-cell office:value-type="float" office:value="0" table:style-name="ce14">
            <text:p>0.0</text:p>
          </table:table-cell>
          <table:table-cell office:value-type="float" office:value="1.0208191126279864" table:style-name="ce14">
            <text:p>1.0</text:p>
          </table:table-cell>
          <table:table-cell office:value-type="float" office:value="2.1428571428571428" table:style-name="ce14">
            <text:p>2.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.2" table:style-name="ce13">
            <text:p>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09T00:00:00" table:style-name="ce5">
            <text:p>09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3" table:style-name="ce4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4M44.390S" table:style-name="ce6">
            <text:p>00:14:4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2.53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5731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7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078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3865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184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8178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686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183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8890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840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8178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3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39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63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6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34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3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4221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525487 0 51906 4690485 12906 0 2207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34470 0 14674 1160209 2486 0 1210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32795 0 13051 1174462 3154 0 352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38447 0 12157 1170299 1934 0 312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19775 0 12022 1185513 5330 0 332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4793455 49 1153 0 0 0 0 2 0 1 0 0 0 1118 0 44107 65 0 0 0 0 0 0 0 22 0 0 0 0 0 0 0 0 84615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288494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12712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02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30201467 0 2321542 257772 25538007 44148 0 1093 660496 1247 13771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16518129 25251037 <text:s text:c="3"/>0 <text:s text:c="3"/>0 <text:s text:c="3"/>0 <text:s text:c="4"/>0 <text:s text:c="9"/>0 <text:s text:c="8"/>0 216518129 25251037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62594168 <text:s/>452661 <text:s text:c="3"/>0 <text:s/>146 <text:s text:c="3"/>0 <text:s text:c="4"/>0 <text:s text:c="9"/>0 <text:s text:c="8"/>0 782430084 <text:s/>65606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681 10270 713190 236680 32421 1260169 10374456 8237384 0 216868 8481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578 10240 712138 236072 32421 1260169 10374456 8237384 0 216668 84808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60 0 0 0 0 0 60 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48 0 0 0 0 0 448 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93 4933654 21 55 6 54 78410 309593 20 0 1 0 4 2932736 400 4294967295 15511552 15611388 0 0 0 0 0 4096 536946211 4294967295 0 0 0 1 0 0 166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0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452661 errors:0 dropped:146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65606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62594168 (62.5 MB) <text:s/>TX bytes:782430084 (782.4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5251037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5251037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16518129 (216.5 MB) <text:s/>TX bytes:216518129 (216.5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40 <text:s text:c="5"/>2940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05556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48611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462H44M40.000S" table:style-name="ce9">
            <text:p>14:44:40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3" table:style-name="ce1">
            <text:p>98.3</text:p>
          </table:table-cell>
          <table:table-cell office:value-type="float" office:value="1.7" table:style-name="ce1">
            <text:p>1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2H45M10.000S" table:style-name="ce9">
            <text:p>14:45:10</text:p>
          </table:table-cell>
          <table:table-cell office:value-type="float" office:value="4.2" table:style-name="ce1">
            <text:p>4.2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2H45M40.000S" table:style-name="ce9">
            <text:p>14:45:4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.9333333333333333" table:style-name="ce1">
            <text:p>1.933333333</text:p>
          </table:table-cell>
          <table:table-cell office:value-type="float" office:value="0.39999999999999997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7.666666666666671" table:style-name="ce1">
            <text:p>97.66666667</text:p>
          </table:table-cell>
          <table:table-cell office:value-type="float" office:value="2.3333333333333335" table:style-name="ce1">
            <text:p>2.333333333</text:p>
          </table:table-cell>
          <table:table-cell table:number-columns-repeated="16378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.7666666666666666" table:style-name="ce11">
            <text:p>4.8</text:p>
          </table:table-cell>
          <table:table-cell office:value-type="float" office:value="0.56666666666666676" table:style-name="ce11">
            <text:p>0.6</text:p>
          </table:table-cell>
          <table:table-cell office:value-type="float" office:value="6.6666666666666666E-2" table:style-name="ce11">
            <text:p>0.1</text:p>
          </table:table-cell>
          <table:table-cell office:value-type="float" office:value="94.566666666666663" table:style-name="ce11">
            <text:p>94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4.7666666666666666" table:style-name="ce11">
            <text:p>4.8</text:p>
          </table:table-cell>
          <table:table-cell office:value-type="float" office:value="0.53333333333333333" table:style-name="ce11">
            <text:p>0.5</text:p>
          </table:table-cell>
          <table:table-cell office:value-type="float" office:value="6.6666666666666666E-2" table:style-name="ce11">
            <text:p>0.1</text:p>
          </table:table-cell>
          <table:table-cell office:value-type="float" office:value="94.566666666666663" table:style-name="ce11">
            <text:p>94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.0333333333333341" table:style-name="ce11">
            <text:p>5.0</text:p>
          </table:table-cell>
          <table:table-cell office:value-type="float" office:value="1" table:style-name="ce11">
            <text:p>1.0</text:p>
          </table:table-cell>
          <table:table-cell office:value-type="float" office:value="3.3333333333333333E-2" table:style-name="ce11">
            <text:p>0.0</text:p>
          </table:table-cell>
          <table:table-cell office:value-type="float" office:value="93.90000000000002" table:style-name="ce11">
            <text:p>93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.4333333333333336" table:style-name="ce11">
            <text:p>4.4</text:p>
          </table:table-cell>
          <table:table-cell office:value-type="float" office:value="0.5" table:style-name="ce11">
            <text:p>0.5</text:p>
          </table:table-cell>
          <table:table-cell office:value-type="float" office:value="0.13333333333333333" table:style-name="ce11">
            <text:p>0.1</text:p>
          </table:table-cell>
          <table:table-cell office:value-type="float" office:value="94.933333333333337" table:style-name="ce11">
            <text:p>94.9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05556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48611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462H44M40.000S" table:style-name="ce9">
            <text:p>14:44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3462H45M10.000S" table:style-name="ce9">
            <text:p>14:45:1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1">
          <table:table-cell office:value-type="time" office:time-value="PT983462H45M40.000S" table:style-name="ce9">
            <text:p>14:45:4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.2" table:style-name="ce1">
            <text:p>1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4)" table:style-name="ce8">
            <text:p>0.0</text:p>
          </table:table-cell>
          <table:table-cell office:value-type="float" office:value="13.333333333333334" table:formula="msoxl:=AVERAGE(C2:C4)" table:style-name="ce8">
            <text:p>13.3</text:p>
          </table:table-cell>
          <table:table-cell office:value-type="float" office:value="0.66666666666666663" table:formula="msoxl:=AVERAGE(D2:D4)" table:style-name="ce8">
            <text:p>0.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6=0,0,MAX(SUMPRODUCT(B2:B4,B2:B4)/SUM(B2:B4)-B6,0))" table:style-name="ce8">
            <text:p>0.0</text:p>
          </table:table-cell>
          <table:table-cell office:value-type="float" office:value="12.716666666666667" table:formula="msoxl:=IF(C6=0,0,MAX(SUMPRODUCT(C2:C4,C2:C4)/SUM(C2:C4)-C6,0))" table:style-name="ce8">
            <text:p>12.7</text:p>
          </table:table-cell>
          <table:table-cell office:value-type="float" office:value="0.37333333333333341" table:formula="msoxl:=IF(D6=0,0,MAX(SUMPRODUCT(D2:D4,D2:D4)/SUM(D2:D4)-D6,0))" table:style-name="ce8">
            <text:p>0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4.9499999999999975" table:formula="msoxl:=ABS(MAX(C2:C4)-C6-C7)" table:style-name="ce8">
            <text:p>5.0</text:p>
          </table:table-cell>
          <table:table-cell office:value-type="float" office:value="0.15999999999999992" table:formula="msoxl:=ABS(MAX(D2:D4)-D6-D7)" table:style-name="ce8">
            <text:p>0.2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05556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48611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2H44M40.000S" table:style-name="ce9">
            <text:p>14:44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45M10.000S" table:style-name="ce9">
            <text:p>14:45:10</text:p>
          </table:table-cell>
          <table:table-cell office:value-type="float" office:value="12.4" table:style-name="ce1">
            <text:p>12.4</text:p>
          </table:table-cell>
          <table:table-cell office:value-type="float" office:value="12.4" table:style-name="ce1">
            <text:p>1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.8" table:style-name="ce1">
            <text:p>24.8</text:p>
          </table:table-cell>
          <table:table-cell table:number-columns-repeated="16128"/>
        </table:table-row>
        <table:table-row table:style-name="ro1">
          <table:table-cell office:value-type="time" office:time-value="PT983462H45M40.000S" table:style-name="ce9">
            <text:p>14:45:40</text:p>
          </table:table-cell>
          <table:table-cell office:value-type="float" office:value="24.4" table:style-name="ce1">
            <text:p>24.4</text:p>
          </table:table-cell>
          <table:table-cell office:value-type="float" office:value="24.4" table:style-name="ce1">
            <text:p>2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8.8" table:style-name="ce1">
            <text:p>48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2.266666666666666" table:formula="msoxl:=AVERAGE(B2:B4)" table:style-name="ce8">
            <text:p>12.3</text:p>
          </table:table-cell>
          <table:table-cell office:value-type="float" office:value="12.266666666666666" table:formula="msoxl:=AVERAGE(C2:C4)" table:style-name="ce8">
            <text:p>12.3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.0898550724637666" table:formula="msoxl:=IF(B6=0,0,MAX(SUMPRODUCT(B2:B4,B2:B4)/SUM(B2:B4)-B6,0))" table:style-name="ce8">
            <text:p>8.1</text:p>
          </table:table-cell>
          <table:table-cell office:value-type="float" office:value="8.0898550724637666" table:formula="msoxl:=IF(C6=0,0,MAX(SUMPRODUCT(C2:C4,C2:C4)/SUM(C2:C4)-C6,0))" table:style-name="ce8">
            <text:p>8.1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.0434782608695663" table:formula="msoxl:=ABS(MAX(B2:B4)-B6-B7)" table:style-name="ce8">
            <text:p>4.0</text:p>
          </table:table-cell>
          <table:table-cell office:value-type="float" office:value="4.0434782608695663" table:formula="msoxl:=ABS(MAX(C2:C4)-C6-C7)" table:style-name="ce8">
            <text:p>4.0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0.356521739130432" table:formula="msoxl:=B6+ B7" table:style-name="ce8">
            <text:p>20.4</text:p>
          </table:table-cell>
          <table:table-cell office:value-type="float" office:value="20.356521739130432" table:formula="msoxl:=C6+ C7" table:style-name="ce8">
            <text:p>20.4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05556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48611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2H44M40.000S" table:style-name="ce9">
            <text:p>14:44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45M10.000S" table:style-name="ce9">
            <text:p>14:45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45M40.000S" table:style-name="ce9">
            <text:p>14:45:40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.9999999999999992E-2" table:formula="msoxl:=AVERAGE(B2:B4)" table:style-name="ce8">
            <text:p>0.1</text:p>
          </table:table-cell>
          <table:table-cell office:value-type="float" office:value="9.9999999999999992E-2" table:formula="msoxl:=AVERAGE(C2:C4)" table:style-name="ce8">
            <text:p>0.1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2" table:formula="msoxl:=IF(B6=0,0,MAX(SUMPRODUCT(B2:B4,B2:B4)/SUM(B2:B4)-B6,0))" table:style-name="ce8">
            <text:p>0.2</text:p>
          </table:table-cell>
          <table:table-cell office:value-type="float" office:value="0.2" table:formula="msoxl:=IF(C6=0,0,MAX(SUMPRODUCT(C2:C4,C2:C4)/SUM(C2:C4)-C6,0))" table:style-name="ce8">
            <text:p>0.2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0" table:formula="msoxl:=ABS(MAX(C2:C4)-C6-C7)" table:style-name="ce8">
            <text:p>0.0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.3" table:formula="msoxl:=B6+ B7" table:style-name="ce8">
            <text:p>0.3</text:p>
          </table:table-cell>
          <table:table-cell office:value-type="float" office:value="0.3" table:formula="msoxl:=C6+ C7" table:style-name="ce8">
            <text:p>0.3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05556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48611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2H44M40.000S" table:style-name="ce9">
            <text:p>14:44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45M10.000S" table:style-name="ce9">
            <text:p>14:45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45M40.000S" table:style-name="ce9">
            <text:p>14:45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4)" table:style-name="ce8">
            <text:p>0.0</text:p>
          </table:table-cell>
          <table:table-cell office:value-type="float" office:value="0" table:formula="msoxl:=AVERAGE(C2:C4)" table:style-name="ce8">
            <text:p>0.0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6=0,0,MAX(SUMPRODUCT(B2:B4,B2:B4)/SUM(B2:B4)-B6,0))" table:style-name="ce8">
            <text:p>0.0</text:p>
          </table:table-cell>
          <table:table-cell office:value-type="float" office:value="0" table:formula="msoxl:=IF(C6=0,0,MAX(SUMPRODUCT(C2:C4,C2:C4)/SUM(C2:C4)-C6,0))" table:style-name="ce8">
            <text:p>0.0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0" table:formula="msoxl:=ABS(MAX(C2:C4)-C6-C7)" table:style-name="ce8">
            <text:p>0.0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6+ B7" table:style-name="ce8">
            <text:p>0.0</text:p>
          </table:table-cell>
          <table:table-cell office:value-type="float" office:value="0" table:formula="msoxl:=C6+ C7" table:style-name="ce8">
            <text:p>0.0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05556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48611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2H44M40.000S" table:style-name="ce9">
            <text:p>14:44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45M10.000S" table:style-name="ce9">
            <text:p>14:45:10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" table:style-name="ce1">
            <text:p>9</text:p>
          </table:table-cell>
          <table:table-cell table:number-columns-repeated="16128"/>
        </table:table-row>
        <table:table-row table:style-name="ro1">
          <table:table-cell office:value-type="time" office:time-value="PT983462H45M40.000S" table:style-name="ce9">
            <text:p>14:45:40</text:p>
          </table:table-cell>
          <table:table-cell office:value-type="float" office:value="15.5" table:style-name="ce1">
            <text:p>15.5</text:p>
          </table:table-cell>
          <table:table-cell office:value-type="float" office:value="15.5" table:style-name="ce1">
            <text:p>1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" table:style-name="ce1">
            <text:p>31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.666666666666667" table:formula="msoxl:=AVERAGE(B2:B4)" table:style-name="ce8">
            <text:p>6.7</text:p>
          </table:table-cell>
          <table:table-cell office:value-type="float" office:value="6.666666666666667" table:formula="msoxl:=AVERAGE(C2:C4)" table:style-name="ce8">
            <text:p>6.7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.3583333333333334" table:formula="msoxl:=IF(B6=0,0,MAX(SUMPRODUCT(B2:B4,B2:B4)/SUM(B2:B4)-B6,0))" table:style-name="ce8">
            <text:p>6.4</text:p>
          </table:table-cell>
          <table:table-cell office:value-type="float" office:value="6.3583333333333334" table:formula="msoxl:=IF(C6=0,0,MAX(SUMPRODUCT(C2:C4,C2:C4)/SUM(C2:C4)-C6,0))" table:style-name="ce8">
            <text:p>6.4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4749999999999988" table:formula="msoxl:=ABS(MAX(B2:B4)-B6-B7)" table:style-name="ce8">
            <text:p>2.5</text:p>
          </table:table-cell>
          <table:table-cell office:value-type="float" office:value="2.4749999999999988" table:formula="msoxl:=ABS(MAX(C2:C4)-C6-C7)" table:style-name="ce8">
            <text:p>2.5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3.025" table:formula="msoxl:=B6+ B7" table:style-name="ce8">
            <text:p>13.0</text:p>
          </table:table-cell>
          <table:table-cell office:value-type="float" office:value="13.025" table:formula="msoxl:=C6+ C7" table:style-name="ce8">
            <text:p>13.0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05556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48611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2H44M40.000S" table:style-name="ce9">
            <text:p>14:44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45M10.000S" table:style-name="ce9">
            <text:p>14:45:10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3462H45M40.000S" table:style-name="ce9">
            <text:p>14:45:40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.33333333333333331" table:formula="msoxl:=AVERAGE(B2:B4)" table:style-name="ce8">
            <text:p>0.3</text:p>
          </table:table-cell>
          <table:table-cell office:value-type="float" office:value="0.33333333333333331" table:formula="msoxl:=AVERAGE(C2:C4)" table:style-name="ce8">
            <text:p>0.3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1866666666666667" table:formula="msoxl:=IF(B6=0,0,MAX(SUMPRODUCT(B2:B4,B2:B4)/SUM(B2:B4)-B6,0))" table:style-name="ce8">
            <text:p>0.2</text:p>
          </table:table-cell>
          <table:table-cell office:value-type="float" office:value="0.1866666666666667" table:formula="msoxl:=IF(C6=0,0,MAX(SUMPRODUCT(C2:C4,C2:C4)/SUM(C2:C4)-C6,0))" table:style-name="ce8">
            <text:p>0.2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.999999999999996E-2" table:formula="msoxl:=ABS(MAX(B2:B4)-B6-B7)" table:style-name="ce8">
            <text:p>0.1</text:p>
          </table:table-cell>
          <table:table-cell office:value-type="float" office:value="7.999999999999996E-2" table:formula="msoxl:=ABS(MAX(C2:C4)-C6-C7)" table:style-name="ce8">
            <text:p>0.1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.52" table:formula="msoxl:=B6+ B7" table:style-name="ce8">
            <text:p>0.5</text:p>
          </table:table-cell>
          <table:table-cell office:value-type="float" office:value="0.52" table:formula="msoxl:=C6+ C7" table:style-name="ce8">
            <text:p>0.5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05556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462H44M40.000S" table:style-name="ce9">
            <text:p>14:44:40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2H45M10.000S" table:style-name="ce9">
            <text:p>14:45:10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2H45M40.000S" table:style-name="ce9">
            <text:p>14:45:40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6" table:formula="msoxl:=AVERAGE(B2:B4)" table:style-name="ce8">
            <text:p>56.6</text:p>
          </table:table-cell>
          <table:table-cell office:value-type="float" office:value="0" table:formula="msoxl:=AVERAGE(C2:C4)" table:style-name="ce8">
            <text:p>0.0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office:value-type="float" office:value="0" table:formula="msoxl:=AVERAGE(F2:F4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6=0,0,MAX(SUMPRODUCT(B2:B4,B2:B4)/SUM(B2:B4)-B6,0))" table:style-name="ce8">
            <text:p>0.0</text:p>
          </table:table-cell>
          <table:table-cell office:value-type="float" office:value="0" table:formula="msoxl:=IF(C6=0,0,MAX(SUMPRODUCT(C2:C4,C2:C4)/SUM(C2:C4)-C6,0))" table:style-name="ce8">
            <text:p>0.0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office:value-type="float" office:value="0" table:formula="msoxl:=IF(F6=0,0,MAX(SUMPRODUCT(F2:F4,F2:F4)/SUM(F2:F4)-F6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0" table:formula="msoxl:=ABS(MAX(C2:C4)-C6-C7)" table:style-name="ce8">
            <text:p>0.0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office:value-type="float" office:value="0" table:formula="msoxl:=ABS(MAX(F2:F4)-F6-F7)" table:style-name="ce8">
            <text:p>0.0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05556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48611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462H44M40.000S" table:style-name="ce9">
            <text:p>14:44:4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66.7" table:style-name="ce1">
            <text:p>4466.7</text:p>
          </table:table-cell>
          <table:table-cell office:value-type="float" office:value="3798.5" table:style-name="ce1">
            <text:p>3798.5</text:p>
          </table:table-cell>
          <table:table-cell office:value-type="float" office:value="668.1" table:style-name="ce1">
            <text:p>668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1.3" table:style-name="ce1">
            <text:p>691.3</text:p>
          </table:table-cell>
          <table:table-cell office:value-type="float" office:value="2330.6999999999998" table:style-name="ce1">
            <text:p>2330.7</text:p>
          </table:table-cell>
          <table:table-cell office:value-type="float" office:value="-1" table:style-name="ce1">
            <text:p>-1</text:p>
          </table:table-cell>
          <table:table-cell office:value-type="float" office:value="77.5" table:style-name="ce1">
            <text:p>77.5</text:p>
          </table:table-cell>
          <table:table-cell office:value-type="float" office:value="0" table:style-name="ce1">
            <text:p>0</text:p>
          </table:table-cell>
          <table:table-cell office:value-type="float" office:value="213.3" table:style-name="ce1">
            <text:p>213.3</text:p>
          </table:table-cell>
          <table:table-cell table:number-columns-repeated="16368"/>
        </table:table-row>
        <table:table-row table:style-name="ro1">
          <table:table-cell office:value-type="time" office:time-value="PT983462H45M10.000S" table:style-name="ce9">
            <text:p>14:45:1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65.8" table:style-name="ce1">
            <text:p>4465.8</text:p>
          </table:table-cell>
          <table:table-cell office:value-type="float" office:value="3797.6" table:style-name="ce1">
            <text:p>3797.6</text:p>
          </table:table-cell>
          <table:table-cell office:value-type="float" office:value="668.2" table:style-name="ce1">
            <text:p>668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1.6" table:style-name="ce1">
            <text:p>691.6</text:p>
          </table:table-cell>
          <table:table-cell office:value-type="float" office:value="2330.6999999999998" table:style-name="ce1">
            <text:p>2330.7</text:p>
          </table:table-cell>
          <table:table-cell office:value-type="float" office:value="-1" table:style-name="ce1">
            <text:p>-1</text:p>
          </table:table-cell>
          <table:table-cell office:value-type="float" office:value="77.5" table:style-name="ce1">
            <text:p>77.5</text:p>
          </table:table-cell>
          <table:table-cell office:value-type="float" office:value="0" table:style-name="ce1">
            <text:p>0</text:p>
          </table:table-cell>
          <table:table-cell office:value-type="float" office:value="213.6" table:style-name="ce1">
            <text:p>213.6</text:p>
          </table:table-cell>
          <table:table-cell table:number-columns-repeated="16368"/>
        </table:table-row>
        <table:table-row table:style-name="ro1">
          <table:table-cell office:value-type="time" office:time-value="PT983462H45M40.000S" table:style-name="ce9">
            <text:p>14:45:4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65.8" table:style-name="ce1">
            <text:p>4465.8</text:p>
          </table:table-cell>
          <table:table-cell office:value-type="float" office:value="3797.6" table:style-name="ce1">
            <text:p>3797.6</text:p>
          </table:table-cell>
          <table:table-cell office:value-type="float" office:value="668.2" table:style-name="ce1">
            <text:p>668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1.6" table:style-name="ce1">
            <text:p>691.6</text:p>
          </table:table-cell>
          <table:table-cell office:value-type="float" office:value="2330.6999999999998" table:style-name="ce1">
            <text:p>2330.7</text:p>
          </table:table-cell>
          <table:table-cell office:value-type="float" office:value="-1" table:style-name="ce1">
            <text:p>-1</text:p>
          </table:table-cell>
          <table:table-cell office:value-type="float" office:value="77.5" table:style-name="ce1">
            <text:p>77.5</text:p>
          </table:table-cell>
          <table:table-cell office:value-type="float" office:value="0" table:style-name="ce1">
            <text:p>0</text:p>
          </table:table-cell>
          <table:table-cell office:value-type="float" office:value="213.5" table:style-name="ce1">
            <text:p>213.5</text:p>
          </table:table-cell>
          <table:table-cell table:number-columns-repeated="16368"/>
        </table:table-row>
        <table:table-row table:number-rows-repeated="1048572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05556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48611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1.91667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462H44M40.000S" table:style-name="ce9">
            <text:p>14:44:4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462H45M10.000S" table:style-name="ce9">
            <text:p>14:45:10</text:p>
          </table:table-cell>
          <table:table-cell office:value-type="float" office:value="347.2" table:style-name="ce1">
            <text:p>347.2</text:p>
          </table:table-cell>
          <table:table-cell office:value-type="float" office:value="15.2" table:style-name="ce1">
            <text:p>15.2</text:p>
          </table:table-cell>
          <table:table-cell office:value-type="float" office:value="347.2" table:style-name="ce1">
            <text:p>347.2</text:p>
          </table:table-cell>
          <table:table-cell office:value-type="float" office:value="186.5" table:style-name="ce1">
            <text:p>186.5</text:p>
          </table:table-cell>
          <table:table-cell office:value-type="float" office:value="694.4" table:style-name="ce1">
            <text:p>694.4</text:p>
          </table:table-cell>
          <table:table-cell office:value-type="float" office:value="201.7" table:style-name="ce1">
            <text:p>201.7</text:p>
          </table:table-cell>
          <table:table-cell office:value-type="float" office:value="362.4" table:style-name="ce1">
            <text:p>362.4</text:p>
          </table:table-cell>
          <table:table-cell office:value-type="float" office:value="-533.70000000000005" table:style-name="ce1">
            <text:p>-533.7</text:p>
          </table:table-cell>
          <table:table-cell table:number-columns-repeated="16375"/>
        </table:table-row>
        <table:table-row table:style-name="ro1">
          <table:table-cell office:value-type="time" office:time-value="PT983462H45M40.000S" table:style-name="ce9">
            <text:p>14:45:40</text:p>
          </table:table-cell>
          <table:table-cell office:value-type="float" office:value="0.4" table:style-name="ce1">
            <text:p>0.4</text:p>
          </table:table-cell>
          <table:table-cell office:value-type="float" office:value="0.9" table:style-name="ce1">
            <text:p>0.9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office:value-type="float" office:value="1.3" table:style-name="ce1">
            <text:p>1.3</text:p>
          </table:table-cell>
          <table:table-cell office:value-type="float" office:value="-0.4" table:style-name="ce1">
            <text:p>-0.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15.86666666666666" table:formula="msoxl:=AVERAGE(B2:B4)" table:style-name="ce8">
            <text:p>115.9</text:p>
          </table:table-cell>
          <table:table-cell office:value-type="float" office:value="5.7333333333333334" table:formula="msoxl:=AVERAGE(C2:C4)" table:style-name="ce8">
            <text:p>5.7</text:p>
          </table:table-cell>
          <table:table-cell office:value-type="float" office:value="115.86666666666666" table:formula="msoxl:=AVERAGE(D2:D4)" table:style-name="ce8">
            <text:p>115.9</text:p>
          </table:table-cell>
          <table:table-cell office:value-type="float" office:value="62.233333333333327" table:formula="msoxl:=AVERAGE(E2:E4)" table:style-name="ce8">
            <text:p>62.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30.93425393172231" table:formula="msoxl:=IF(B6=0,0,MAX(SUMPRODUCT(B2:B4,B2:B4)/SUM(B2:B4)-B6,0))" table:style-name="ce8">
            <text:p>230.9</text:p>
          </table:table-cell>
          <table:table-cell office:value-type="float" office:value="7.8166666666666673" table:formula="msoxl:=IF(C6=0,0,MAX(SUMPRODUCT(C2:C4,C2:C4)/SUM(C2:C4)-C6,0))" table:style-name="ce8">
            <text:p>7.8</text:p>
          </table:table-cell>
          <table:table-cell office:value-type="float" office:value="230.93425393172231" table:formula="msoxl:=IF(D6=0,0,MAX(SUMPRODUCT(D2:D4,D2:D4)/SUM(D2:D4)-D6,0))" table:style-name="ce8">
            <text:p>230.9</text:p>
          </table:table-cell>
          <table:table-cell office:value-type="float" office:value="124.06709516157832" table:formula="msoxl:=IF(E6=0,0,MAX(SUMPRODUCT(E2:E4,E2:E4)/SUM(E2:E4)-E6,0))" table:style-name="ce8">
            <text:p>124.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9907940161100441" table:formula="msoxl:=ABS(MAX(B2:B4)-B6-B7)" table:style-name="ce8">
            <text:p>0.4</text:p>
          </table:table-cell>
          <table:table-cell office:value-type="float" office:value="1.6499999999999977" table:formula="msoxl:=ABS(MAX(C2:C4)-C6-C7)" table:style-name="ce8">
            <text:p>1.7</text:p>
          </table:table-cell>
          <table:table-cell office:value-type="float" office:value="0.39907940161100441" table:formula="msoxl:=ABS(MAX(D2:D4)-D6-D7)" table:style-name="ce8">
            <text:p>0.4</text:p>
          </table:table-cell>
          <table:table-cell office:value-type="float" office:value="0.19957150508835753" table:formula="msoxl:=ABS(MAX(E2:E4)-E6-E7)" table:style-name="ce8">
            <text:p>0.2</text:p>
          </table:table-cell>
          <table:table-cell table:number-columns-repeated="16379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05556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48611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462H44M40.000S" table:style-name="ce9">
            <text:p>14:44:40</text:p>
          </table:table-cell>
          <table:table-cell office:value-type="float" office:value="0" table:style-name="ce1">
            <text:p>0</text:p>
          </table:table-cell>
          <table:table-cell office:value-type="float" office:value="15.5" table:style-name="ce1">
            <text:p>15.5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462H45M10.000S" table:style-name="ce9">
            <text:p>14:45:10</text:p>
          </table:table-cell>
          <table:table-cell office:value-type="float" office:value="1009.4" table:style-name="ce1">
            <text:p>1009.4</text:p>
          </table:table-cell>
          <table:table-cell office:value-type="float" office:value="87.9" table:style-name="ce1">
            <text:p>87.9</text:p>
          </table:table-cell>
          <table:table-cell office:value-type="float" office:value="1009.4" table:style-name="ce1">
            <text:p>1009.4</text:p>
          </table:table-cell>
          <table:table-cell office:value-type="float" office:value="163.19999999999999" table:style-name="ce1">
            <text:p>163.2</text:p>
          </table:table-cell>
          <table:table-cell table:number-columns-repeated="16379"/>
        </table:table-row>
        <table:table-row table:style-name="ro1">
          <table:table-cell office:value-type="time" office:time-value="PT983462H45M40.000S" table:style-name="ce9">
            <text:p>14:45:4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2.2" table:style-name="ce1">
            <text:p>12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36.83333333333331" table:formula="msoxl:=AVERAGE(B2:B4)" table:style-name="ce8">
            <text:p>336.8</text:p>
          </table:table-cell>
          <table:table-cell office:value-type="float" office:value="38.533333333333339" table:formula="msoxl:=AVERAGE(C2:C4)" table:style-name="ce8">
            <text:p>38.5</text:p>
          </table:table-cell>
          <table:table-cell office:value-type="float" office:value="336.83333333333331" table:formula="msoxl:=AVERAGE(D2:D4)" table:style-name="ce8">
            <text:p>336.8</text:p>
          </table:table-cell>
          <table:table-cell office:value-type="float" office:value="54.699999999999996" table:formula="msoxl:=AVERAGE(E2:E4)" table:style-name="ce8">
            <text:p>54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71.46906152069937" table:formula="msoxl:=IF(B6=0,0,MAX(SUMPRODUCT(B2:B4,B2:B4)/SUM(B2:B4)-B6,0))" table:style-name="ce8">
            <text:p>671.5</text:p>
          </table:table-cell>
          <table:table-cell office:value-type="float" office:value="31.669953863898492" table:formula="msoxl:=IF(C6=0,0,MAX(SUMPRODUCT(C2:C4,C2:C4)/SUM(C2:C4)-C6,0))" table:style-name="ce8">
            <text:p>31.7</text:p>
          </table:table-cell>
          <table:table-cell office:value-type="float" office:value="671.46906152069937" table:formula="msoxl:=IF(D6=0,0,MAX(SUMPRODUCT(D2:D4,D2:D4)/SUM(D2:D4)-D6,0))" table:style-name="ce8">
            <text:p>671.5</text:p>
          </table:table-cell>
          <table:table-cell office:value-type="float" office:value="107.60987202925048" table:formula="msoxl:=IF(E6=0,0,MAX(SUMPRODUCT(E2:E4,E2:E4)/SUM(E2:E4)-E6,0))" table:style-name="ce8">
            <text:p>107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0976051459672362" table:formula="msoxl:=ABS(MAX(B2:B4)-B6-B7)" table:style-name="ce8">
            <text:p>1.1</text:p>
          </table:table-cell>
          <table:table-cell office:value-type="float" office:value="17.696712802768175" table:formula="msoxl:=ABS(MAX(C2:C4)-C6-C7)" table:style-name="ce8">
            <text:p>17.7</text:p>
          </table:table-cell>
          <table:table-cell office:value-type="float" office:value="1.0976051459672362" table:formula="msoxl:=ABS(MAX(D2:D4)-D6-D7)" table:style-name="ce8">
            <text:p>1.1</text:p>
          </table:table-cell>
          <table:table-cell office:value-type="float" office:value="0.89012797074951777" table:formula="msoxl:=ABS(MAX(E2:E4)-E6-E7)" table:style-name="ce8">
            <text:p>0.9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05556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48611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1.91667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462H44M40.000S" table:style-name="ce9">
            <text:p>14:44:40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2H45M10.000S" table:style-name="ce9">
            <text:p>14:45:10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312.5" table:style-name="ce1">
            <text:p>1312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2H45M40.000S" table:style-name="ce9">
            <text:p>14:45:40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4.3" table:style-name="ce1">
            <text:p>104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2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05556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48611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462H44M40.000S" table:style-name="ce9">
            <text:p>14:44: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8" table:style-name="ce1">
            <text:p>7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960" table:style-name="ce1">
            <text:p>960</text:p>
          </table:table-cell>
          <table:table-cell office:value-type="float" office:value="-1" table:style-name="ce1">
            <text:p>-1</text:p>
          </table:table-cell>
          <table:table-cell office:value-type="float" office:value="1650" table:style-name="ce1">
            <text:p>1650</text:p>
          </table:table-cell>
          <table:table-cell office:value-type="float" office:value="409" table:style-name="ce1">
            <text:p>409</text:p>
          </table:table-cell>
          <table:table-cell office:value-type="float" office:value="-1" table:style-name="ce1">
            <text:p>-1</text:p>
          </table:table-cell>
          <table:table-cell office:value-type="float" office:value="196806" table:style-name="ce1">
            <text:p>1968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277" table:style-name="ce1">
            <text:p>2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table:number-columns-repeated="16346"/>
        </table:table-row>
        <table:table-row table:style-name="ro1">
          <table:table-cell office:value-type="time" office:time-value="PT983462H45M10.000S" table:style-name="ce9">
            <text:p>14:45: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7" table:style-name="ce1">
            <text:p>3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00" table:style-name="ce1">
            <text:p>700</text:p>
          </table:table-cell>
          <table:table-cell office:value-type="float" office:value="0" table:style-name="ce1">
            <text:p>0</text:p>
          </table:table-cell>
          <table:table-cell office:value-type="float" office:value="133" table:style-name="ce1">
            <text:p>1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6807" table:style-name="ce1">
            <text:p>-196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-77" table:style-name="ce1">
            <text:p>-77</text:p>
          </table:table-cell>
          <table:table-cell table:number-columns-repeated="16346"/>
        </table:table-row>
        <table:table-row table:style-name="ro1">
          <table:table-cell office:value-type="time" office:time-value="PT983462H45M40.000S" table:style-name="ce9">
            <text:p>14:45: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6" table:style-name="ce1">
            <text:p>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6885" table:style-name="ce1">
            <text:p>1968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number-rows-repeated="1048572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4H44M40.000S" table:style-name="ce9">
            <text:p>14:44:40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2H44M40.000S" table:style-name="ce10">
            <text:p>14: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4H45M10.000S" table:style-name="ce9">
            <text:p>14:45:10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2H45M10.000S" table:style-name="ce10">
            <text:p>14: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4H45M40.000S" table:style-name="ce9">
            <text:p>14:45:40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2H45M40.000S" table:style-name="ce10">
            <text:p>14:45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05556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2H44M40.000S" table:style-name="ce9">
            <text:p>14:44:40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2" table:style-name="ce1">
            <text:p>0.2</text:p>
          </table:table-cell>
          <table:table-cell office:value-type="float" office:value="88.4" table:style-name="ce1">
            <text:p>88.4</text:p>
          </table:table-cell>
          <table:table-cell office:value-type="float" office:value="11.299999999999999" table:style-name="ce1">
            <text:p>11.3</text:p>
          </table:table-cell>
          <table:table-cell table:number-columns-repeated="16378"/>
        </table:table-row>
        <table:table-row table:style-name="ro1">
          <table:table-cell office:value-type="time" office:time-value="PT983462H45M10.000S" table:style-name="ce9">
            <text:p>14:45:10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5.3" table:style-name="ce1">
            <text:p>95.3</text:p>
          </table:table-cell>
          <table:table-cell office:value-type="float" office:value="4.6999999999999993" table:style-name="ce1">
            <text:p>4.7</text:p>
          </table:table-cell>
          <table:table-cell table:number-columns-repeated="16378"/>
        </table:table-row>
        <table:table-row table:style-name="ro1">
          <table:table-cell office:value-type="time" office:time-value="PT983462H45M40.000S" table:style-name="ce9">
            <text:p>14:45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.7666666666666666" table:style-name="ce1">
            <text:p>4.766666667</text:p>
          </table:table-cell>
          <table:table-cell office:value-type="float" office:value="0.56666666666666676" table:style-name="ce1">
            <text:p>0.566666667</text:p>
          </table:table-cell>
          <table:table-cell office:value-type="float" office:value="6.6666666666666666E-2" table:style-name="ce1">
            <text:p>0.066666667</text:p>
          </table:table-cell>
          <table:table-cell office:value-type="float" office:value="94.566666666666663" table:style-name="ce1">
            <text:p>94.56666667</text:p>
          </table:table-cell>
          <table:table-cell office:value-type="float" office:value="5.333333333333333" table:style-name="ce1">
            <text:p>5.33333333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05556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2H44M40.000S" table:style-name="ce9">
            <text:p>14:44:4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88.7" table:style-name="ce1">
            <text:p>88.7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time" office:time-value="PT983462H45M10.000S" table:style-name="ce9">
            <text:p>14:45:10</text:p>
          </table:table-cell>
          <table:table-cell office:value-type="float" office:value="4.3" table:style-name="ce1">
            <text:p>4.3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5.2" table:style-name="ce1">
            <text:p>95.2</text:p>
          </table:table-cell>
          <table:table-cell office:value-type="float" office:value="4.8" table:style-name="ce1">
            <text:p>4.8</text:p>
          </table:table-cell>
          <table:table-cell table:number-columns-repeated="16378"/>
        </table:table-row>
        <table:table-row table:style-name="ro1">
          <table:table-cell office:value-type="time" office:time-value="PT983462H45M40.000S" table:style-name="ce9">
            <text:p>14:45:4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.7666666666666666" table:style-name="ce1">
            <text:p>4.766666667</text:p>
          </table:table-cell>
          <table:table-cell office:value-type="float" office:value="0.53333333333333333" table:style-name="ce1">
            <text:p>0.533333333</text:p>
          </table:table-cell>
          <table:table-cell office:value-type="float" office:value="6.6666666666666666E-2" table:style-name="ce1">
            <text:p>0.066666667</text:p>
          </table:table-cell>
          <table:table-cell office:value-type="float" office:value="94.566666666666663" table:style-name="ce1">
            <text:p>94.56666667</text:p>
          </table:table-cell>
          <table:table-cell office:value-type="float" office:value="5.3" table:style-name="ce1">
            <text:p>5.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05556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2H44M40.000S" table:style-name="ce9">
            <text:p>14:44:40</text:p>
          </table:table-cell>
          <table:table-cell office:value-type="float" office:value="10.5" table:style-name="ce1">
            <text:p>10.5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88.5" table:style-name="ce1">
            <text:p>88.5</text:p>
          </table:table-cell>
          <table:table-cell office:value-type="float" office:value="11.4" table:style-name="ce1">
            <text:p>11.4</text:p>
          </table:table-cell>
          <table:table-cell table:number-columns-repeated="16378"/>
        </table:table-row>
        <table:table-row table:style-name="ro1">
          <table:table-cell office:value-type="time" office:time-value="PT983462H45M10.000S" table:style-name="ce9">
            <text:p>14:45:10</text:p>
          </table:table-cell>
          <table:table-cell office:value-type="float" office:value="4.3" table:style-name="ce1">
            <text:p>4.3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94.3" table:style-name="ce1">
            <text:p>94.3</text:p>
          </table:table-cell>
          <table:table-cell office:value-type="float" office:value="5.6999999999999993" table:style-name="ce1">
            <text:p>5.7</text:p>
          </table:table-cell>
          <table:table-cell table:number-columns-repeated="16378"/>
        </table:table-row>
        <table:table-row table:style-name="ro1">
          <table:table-cell office:value-type="time" office:time-value="PT983462H45M40.000S" table:style-name="ce9">
            <text:p>14:45:40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8.9" table:style-name="ce1">
            <text:p>98.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.0333333333333341" table:style-name="ce1">
            <text:p>5.033333333</text:p>
          </table:table-cell>
          <table:table-cell office:value-type="float" office:value="1" table:style-name="ce1">
            <text:p>1</text:p>
          </table:table-cell>
          <table:table-cell office:value-type="float" office:value="3.3333333333333333E-2" table:style-name="ce1">
            <text:p>0.033333333</text:p>
          </table:table-cell>
          <table:table-cell office:value-type="float" office:value="93.90000000000002" table:style-name="ce1">
            <text:p>93.9</text:p>
          </table:table-cell>
          <table:table-cell office:value-type="float" office:value="6.0333333333333341" table:style-name="ce1">
            <text:p>6.03333333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05556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2H44M40.000S" table:style-name="ce9">
            <text:p>14:44:40</text:p>
          </table:table-cell>
          <table:table-cell office:value-type="float" office:value="9.1" table:style-name="ce1">
            <text:p>9.1</text:p>
          </table:table-cell>
          <table:table-cell office:value-type="float" office:value="0.9" table:style-name="ce1">
            <text:p>0.9</text:p>
          </table:table-cell>
          <table:table-cell office:value-type="float" office:value="0.4" table:style-name="ce1">
            <text:p>0.4</text:p>
          </table:table-cell>
          <table:table-cell office:value-type="float" office:value="89.6" table:style-name="ce1">
            <text:p>89.6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time" office:time-value="PT983462H45M10.000S" table:style-name="ce9">
            <text:p>14:45:10</text:p>
          </table:table-cell>
          <table:table-cell office:value-type="float" office:value="4.2" table:style-name="ce1">
            <text:p>4.2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5.2" table:style-name="ce1">
            <text:p>95.2</text:p>
          </table:table-cell>
          <table:table-cell office:value-type="float" office:value="4.8" table:style-name="ce1">
            <text:p>4.8</text:p>
          </table:table-cell>
          <table:table-cell table:number-columns-repeated="16378"/>
        </table:table-row>
        <table:table-row table:style-name="ro1">
          <table:table-cell office:value-type="time" office:time-value="PT983462H45M40.000S" table:style-name="ce9">
            <text:p>14:45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.4333333333333336" table:style-name="ce1">
            <text:p>4.433333333</text:p>
          </table:table-cell>
          <table:table-cell office:value-type="float" office:value="0.5" table:style-name="ce1">
            <text:p>0.5</text:p>
          </table:table-cell>
          <table:table-cell office:value-type="float" office:value="0.13333333333333333" table:style-name="ce1">
            <text:p>0.133333333</text:p>
          </table:table-cell>
          <table:table-cell office:value-type="float" office:value="94.933333333333337" table:style-name="ce1">
            <text:p>94.93333333</text:p>
          </table:table-cell>
          <table:table-cell office:value-type="float" office:value="4.9333333333333336" table:style-name="ce1">
            <text:p>4.93333333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BUSY.B1:DISKBUSY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READ.B1:DISKREAD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WRITE.B1:DISKWRITE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XFER.B1:DISKXFER.E9" table:contains-header="false" table:orientation="column">
          <table:sort>
            <table:sort-by table:field-number="8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09T09:53:31Z</meta:creation-date>
    <dc:date>2012-03-09T09:53:5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4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4" chart:class="chart:line" chart:attached-axis="primary-y" chart:style-name="G0S0">
            <chart:data-point chart:repeated="3"/>
          </chart:series>
          <chart:series chart:values-cell-range-address="DISK_SUMM.$D$2:.$D$4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2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4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4" chart:class="chart:line" chart:attached-axis="primary-y" chart:style-name="G0S0">
            <chart:data-point chart:repeated="3"/>
          </chart:series>
          <chart:series chart:label-cell-address="DISKBUSY.$C$1" chart:values-cell-range-address="DISKBUSY.$C$2:.$C$4" chart:class="chart:line" chart:attached-axis="primary-y" chart:style-name="G0S1">
            <chart:data-point chart:repeated="3"/>
          </chart:series>
          <chart:series chart:label-cell-address="DISKBUSY.$D$1" chart:values-cell-range-address="DISKBUSY.$D$2:.$D$4" chart:class="chart:line" chart:attached-axis="primary-y" chart:style-name="G0S2">
            <chart:data-point chart:repeated="3"/>
          </chart:series>
          <chart:series chart:label-cell-address="DISKBUSY.$E$1" chart:values-cell-range-address="DISKBUSY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2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6:.$E$6" chart:class="chart:bar" chart:attached-axis="primary-y" chart:style-name="G0S0">
            <chart:data-point chart:repeated="4"/>
          </chart:series>
          <chart:series chart:values-cell-range-address="DISKREAD.$B$7:.$E$7" chart:class="chart:bar" chart:attached-axis="primary-y" chart:style-name="G0S1">
            <chart:data-point chart:repeated="4"/>
          </chart:series>
          <chart:series chart:values-cell-range-address="DISKREAD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2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4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4" chart:class="chart:line" chart:attached-axis="primary-y" chart:style-name="G0S0">
            <chart:data-point chart:repeated="3"/>
          </chart:series>
          <chart:series chart:label-cell-address="DISKREAD.$C$1" chart:values-cell-range-address="DISKREAD.$C$2:.$C$4" chart:class="chart:line" chart:attached-axis="primary-y" chart:style-name="G0S1">
            <chart:data-point chart:repeated="3"/>
          </chart:series>
          <chart:series chart:label-cell-address="DISKREAD.$D$1" chart:values-cell-range-address="DISKREAD.$D$2:.$D$4" chart:class="chart:line" chart:attached-axis="primary-y" chart:style-name="G0S2">
            <chart:data-point chart:repeated="3"/>
          </chart:series>
          <chart:series chart:label-cell-address="DISKREAD.$E$1" chart:values-cell-range-address="DISKREAD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2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6:.$E$6" chart:class="chart:bar" chart:attached-axis="primary-y" chart:style-name="G0S0">
            <chart:data-point chart:repeated="4"/>
          </chart:series>
          <chart:series chart:values-cell-range-address="DISKWRITE.$B$7:.$E$7" chart:class="chart:bar" chart:attached-axis="primary-y" chart:style-name="G0S1">
            <chart:data-point chart:repeated="4"/>
          </chart:series>
          <chart:series chart:values-cell-range-address="DISKWRITE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2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4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4" chart:class="chart:line" chart:attached-axis="primary-y" chart:style-name="G0S0">
            <chart:data-point chart:repeated="3"/>
          </chart:series>
          <chart:series chart:label-cell-address="DISKWRITE.$C$1" chart:values-cell-range-address="DISKWRITE.$C$2:.$C$4" chart:class="chart:line" chart:attached-axis="primary-y" chart:style-name="G0S1">
            <chart:data-point chart:repeated="3"/>
          </chart:series>
          <chart:series chart:label-cell-address="DISKWRITE.$D$1" chart:values-cell-range-address="DISKWRITE.$D$2:.$D$4" chart:class="chart:line" chart:attached-axis="primary-y" chart:style-name="G0S2">
            <chart:data-point chart:repeated="3"/>
          </chart:series>
          <chart:series chart:label-cell-address="DISKWRITE.$E$1" chart:values-cell-range-address="DISKWRITE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2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6:.$E$6" chart:class="chart:bar" chart:attached-axis="primary-y" chart:style-name="G0S0">
            <chart:data-point chart:repeated="4"/>
          </chart:series>
          <chart:series chart:values-cell-range-address="DISKXFER.$B$7:.$E$7" chart:class="chart:bar" chart:attached-axis="primary-y" chart:style-name="G0S1">
            <chart:data-point chart:repeated="4"/>
          </chart:series>
          <chart:series chart:values-cell-range-address="DISKXFER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2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4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4" chart:class="chart:line" chart:attached-axis="primary-y" chart:style-name="G0S0">
            <chart:data-point chart:repeated="3"/>
          </chart:series>
          <chart:series chart:label-cell-address="DISKXFER.$C$1" chart:values-cell-range-address="DISKXFER.$C$2:.$C$4" chart:class="chart:line" chart:attached-axis="primary-y" chart:style-name="G0S1">
            <chart:data-point chart:repeated="3"/>
          </chart:series>
          <chart:series chart:label-cell-address="DISKXFER.$D$1" chart:values-cell-range-address="DISKXFER.$D$2:.$D$4" chart:class="chart:line" chart:attached-axis="primary-y" chart:style-name="G0S2">
            <chart:data-point chart:repeated="3"/>
          </chart:series>
          <chart:series chart:label-cell-address="DISKXFER.$E$1" chart:values-cell-range-address="DISKXFER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6" chart:values-cell-range-address="JFSFILE.$B$6:.$F$6" chart:class="chart:bar" chart:attached-axis="primary-y" chart:style-name="G0S0">
            <chart:data-point chart:repeated="5"/>
          </chart:series>
          <chart:series chart:label-cell-address="JFSFILE.$A$7" chart:values-cell-range-address="JFSFILE.$B$7:.$F$7" chart:class="chart:bar" chart:attached-axis="primary-y" chart:style-name="G0S1">
            <chart:data-point chart:repeated="5"/>
          </chart:series>
          <chart:series chart:label-cell-address="JFSFILE.$A$8" chart:values-cell-range-address="JFSFILE.$B$8:.$F$8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2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4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4"/>
          </chart:axis>
          <chart:axis chart:dimension="y" chart:name="primary-y" chart:style-name="Axs1"/>
          <chart:series chart:label-cell-address="MEM.$B$1" chart:values-cell-range-address="MEM.$B$2:.$B$4" chart:class="chart:area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2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4"/>
          </chart:axis>
          <chart:axis chart:dimension="y" chart:name="primary-y" chart:style-name="Axs1"/>
          <chart:series chart:label-cell-address="CPU_ALL.$B$1" chart:values-cell-range-address="CPU_ALL.$B$2:.$B$4" chart:class="chart:area" chart:attached-axis="primary-y" chart:style-name="G0S0">
            <chart:data-point chart:repeated="3"/>
          </chart:series>
          <chart:series chart:label-cell-address="CPU_ALL.$C$1" chart:values-cell-range-address="CPU_ALL.$C$2:.$C$4" chart:class="chart:area" chart:attached-axis="primary-y" chart:style-name="G0S1">
            <chart:data-point chart:repeated="3"/>
          </chart:series>
          <chart:series chart:label-cell-address="CPU_ALL.$D$1" chart:values-cell-range-address="CPU_ALL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0_Threads (KB/s) -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4"/>
          </chart:axis>
          <chart:axis chart:dimension="y" chart:name="primary-y" chart:style-name="Axs1"/>
          <chart:series chart:label-cell-address="NET.$I$1" chart:values-cell-range-address="NET.$I$2:.$I$4" chart:class="chart:area" chart:attached-axis="primary-y" chart:style-name="G0S1">
            <chart:data-point chart:repeated="3"/>
          </chart:series>
          <chart:series chart:label-cell-address="NET.$H$1" chart:values-cell-range-address="NET.$H$2:.$H$4" chart:class="chart:area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20_Threads (KB/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6" chart:values-cell-range-address="NET.$B$6:.$E$6" chart:class="chart:bar" chart:attached-axis="primary-y" chart:style-name="G0S0">
            <chart:data-point chart:repeated="4"/>
          </chart:series>
          <chart:series chart:label-cell-address="NET.$A$7" chart:values-cell-range-address="NET.$B$7:.$E$7" chart:class="chart:bar" chart:attached-axis="primary-y" chart:style-name="G0S1">
            <chart:data-point chart:repeated="4"/>
          </chart:series>
          <chart:series chart:label-cell-address="NET.$A$8" chart:values-cell-range-address="NET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0_Threads (KB/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4"/>
          </chart:axis>
          <chart:axis chart:dimension="y" chart:name="primary-y" chart:style-name="Axs1"/>
          <chart:series chart:label-cell-address="NET.$B$1" chart:values-cell-range-address="NET.$B$2:.$B$4" chart:class="chart:area" chart:attached-axis="primary-y" chart:style-name="G0S0">
            <chart:data-point chart:repeated="3"/>
          </chart:series>
          <chart:series chart:label-cell-address="NET.$C$1" chart:values-cell-range-address="NET.$C$2:.$C$4" chart:class="chart:area" chart:attached-axis="primary-y" chart:style-name="G0S1">
            <chart:data-point chart:repeated="3"/>
          </chart:series>
          <chart:series chart:label-cell-address="NET.$D$1" chart:values-cell-range-address="NET.$D$2:.$D$4" chart:class="chart:area" chart:attached-axis="primary-y" chart:style-name="G0S2">
            <chart:data-point chart:repeated="3"/>
          </chart:series>
          <chart:series chart:label-cell-address="NET.$E$1" chart:values-cell-range-address="NET.$E$2:.$E$4" chart:class="chart:area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2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6" chart:values-cell-range-address="NETPACKET.$B$6:.$E$6" chart:class="chart:bar" chart:attached-axis="primary-y" chart:style-name="G0S0">
            <chart:data-point chart:repeated="4"/>
          </chart:series>
          <chart:series chart:label-cell-address="NETPACKET.$A$7" chart:values-cell-range-address="NETPACKET.$B$7:.$E$7" chart:class="chart:bar" chart:attached-axis="primary-y" chart:style-name="G0S1">
            <chart:data-point chart:repeated="4"/>
          </chart:series>
          <chart:series chart:label-cell-address="NETPACKET.$A$8" chart:values-cell-range-address="NETPACKET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2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4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4" chart:class="chart:line" chart:attached-axis="primary-y" chart:style-name="G0S0">
            <chart:data-point chart:repeated="3"/>
          </chart:series>
          <chart:series chart:label-cell-address="NETPACKET.$C$1" chart:values-cell-range-address="NETPACKET.$C$2:.$C$4" chart:class="chart:line" chart:attached-axis="primary-y" chart:style-name="G0S1">
            <chart:data-point chart:repeated="3"/>
          </chart:series>
          <chart:series chart:label-cell-address="NETPACKET.$D$1" chart:values-cell-range-address="NETPACKET.$D$2:.$D$4" chart:class="chart:line" chart:attached-axis="primary-y" chart:style-name="G0S2">
            <chart:data-point chart:repeated="3"/>
          </chart:series>
          <chart:series chart:label-cell-address="NETPACKET.$E$1" chart:values-cell-range-address="NETPACKET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4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4" chart:class="chart:line" chart:attached-axis="primary-y" chart:style-name="G0S0">
            <chart:data-point chart:repeated="3"/>
          </chart:series>
          <chart:series chart:label-cell-address="PROC.$C$1" chart:values-cell-range-address="PROC.$C$2:.$C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4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4" chart:class="chart:line" chart:attached-axis="primary-y" chart:style-name="G0S0">
            <chart:data-point chart:repeated="3"/>
          </chart:series>
          <chart:series chart:values-cell-range-address="PROC.$E$2:.$E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4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4" chart:class="chart:line" chart:attached-axis="primary-y" chart:style-name="G0S0">
            <chart:data-point chart:repeated="3"/>
          </chart:series>
          <chart:series chart:values-cell-range-address="PROC.$I$2:.$I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4"/>
          </chart:axis>
          <chart:axis chart:dimension="y" chart:name="primary-y" chart:style-name="Axs1"/>
          <chart:series chart:label-cell-address="VM.$H$1" chart:values-cell-range-address="VM.$H$2:.$H$4" chart:class="chart:area" chart:attached-axis="primary-y" chart:style-name="G0S0">
            <chart:data-point chart:repeated="3"/>
          </chart:series>
          <chart:series chart:label-cell-address="VM.$I$1" chart:values-cell-range-address="VM.$I$2:.$I$4" chart:class="chart:area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4"/>
          </chart:axis>
          <chart:axis chart:dimension="y" chart:name="primary-y" chart:style-name="Axs1"/>
          <chart:series chart:label-cell-address="VM.$J$1" chart:values-cell-range-address="VM.$J$2:.$J$4" chart:class="chart:area" chart:attached-axis="primary-y" chart:style-name="G0S0">
            <chart:data-point chart:repeated="3"/>
          </chart:series>
          <chart:series chart:label-cell-address="VM.$K$1" chart:values-cell-range-address="VM.$K$2:.$K$4" chart:class="chart:area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4"/>
          </chart:axis>
          <chart:axis chart:dimension="y" chart:name="primary-y" chart:style-name="Axs1"/>
          <chart:series chart:label-cell-address="CPU_ALL.$G$1" chart:values-cell-range-address="CPU_ALL.$G$2:.$G$4" chart:class="chart:area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2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4"/>
          </chart:axis>
          <chart:axis chart:dimension="y" chart:name="primary-y" chart:style-name="Axs1"/>
          <chart:series chart:label-cell-address="CPU01.$B$1" chart:values-cell-range-address="CPU01.$B$2:.$B$4" chart:class="chart:area" chart:attached-axis="primary-y" chart:style-name="G0S0">
            <chart:data-point chart:repeated="3"/>
          </chart:series>
          <chart:series chart:label-cell-address="CPU01.$C$1" chart:values-cell-range-address="CPU01.$C$2:.$C$4" chart:class="chart:area" chart:attached-axis="primary-y" chart:style-name="G0S1">
            <chart:data-point chart:repeated="3"/>
          </chart:series>
          <chart:series chart:label-cell-address="CPU01.$D$1" chart:values-cell-range-address="CPU01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2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4"/>
          </chart:axis>
          <chart:axis chart:dimension="y" chart:name="primary-y" chart:style-name="Axs1"/>
          <chart:series chart:label-cell-address="CPU02.$B$1" chart:values-cell-range-address="CPU02.$B$2:.$B$4" chart:class="chart:area" chart:attached-axis="primary-y" chart:style-name="G0S0">
            <chart:data-point chart:repeated="3"/>
          </chart:series>
          <chart:series chart:label-cell-address="CPU02.$C$1" chart:values-cell-range-address="CPU02.$C$2:.$C$4" chart:class="chart:area" chart:attached-axis="primary-y" chart:style-name="G0S1">
            <chart:data-point chart:repeated="3"/>
          </chart:series>
          <chart:series chart:label-cell-address="CPU02.$D$1" chart:values-cell-range-address="CPU02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2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4"/>
          </chart:axis>
          <chart:axis chart:dimension="y" chart:name="primary-y" chart:style-name="Axs1"/>
          <chart:series chart:label-cell-address="CPU03.$B$1" chart:values-cell-range-address="CPU03.$B$2:.$B$4" chart:class="chart:area" chart:attached-axis="primary-y" chart:style-name="G0S0">
            <chart:data-point chart:repeated="3"/>
          </chart:series>
          <chart:series chart:label-cell-address="CPU03.$C$1" chart:values-cell-range-address="CPU03.$C$2:.$C$4" chart:class="chart:area" chart:attached-axis="primary-y" chart:style-name="G0S1">
            <chart:data-point chart:repeated="3"/>
          </chart:series>
          <chart:series chart:label-cell-address="CPU03.$D$1" chart:values-cell-range-address="CPU03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2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4"/>
          </chart:axis>
          <chart:axis chart:dimension="y" chart:name="primary-y" chart:style-name="Axs1"/>
          <chart:series chart:label-cell-address="CPU04.$B$1" chart:values-cell-range-address="CPU04.$B$2:.$B$4" chart:class="chart:area" chart:attached-axis="primary-y" chart:style-name="G0S0">
            <chart:data-point chart:repeated="3"/>
          </chart:series>
          <chart:series chart:label-cell-address="CPU04.$C$1" chart:values-cell-range-address="CPU04.$C$2:.$C$4" chart:class="chart:area" chart:attached-axis="primary-y" chart:style-name="G0S1">
            <chart:data-point chart:repeated="3"/>
          </chart:series>
          <chart:series chart:label-cell-address="CPU04.$D$1" chart:values-cell-range-address="CPU04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20_Threads -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4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4" chart:class="chart:area" chart:attached-axis="primary-y" chart:style-name="G0S0">
            <chart:data-point chart:repeated="3"/>
          </chart:series>
          <chart:series chart:label-cell-address="DISK_SUMM.$C$1" chart:values-cell-range-address="DISK_SUMM.$C$2:.$C$4" chart:class="chart:area" chart:attached-axis="primary-y" chart:style-name="G0S1">
            <chart:data-point chart:repeated="3"/>
          </chart:series>
          <chart:series chart:values-cell-range-address="DISK_SUMM.$D$2:.$D$4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2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6" chart:values-cell-range-address="DISK_SUMM.$B$6:.$D$6" chart:class="chart:bar" chart:attached-axis="primary-y" chart:style-name="G0S0">
            <chart:data-point chart:repeated="3"/>
          </chart:series>
          <chart:series chart:label-cell-address="DISK_SUMM.$A$7" chart:values-cell-range-address="DISK_SUMM.$B$7:.$D$7" chart:class="chart:bar" chart:attached-axis="primary-y" chart:style-name="G0S1">
            <chart:data-point chart:repeated="3"/>
          </chart:series>
          <chart:series chart:label-cell-address="DISK_SUMM.$A$8" chart:values-cell-range-address="DISK_SUMM.$B$8:.$D$8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20_Threads (Kbyte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6:.$E$6" chart:class="chart:bar" chart:attached-axis="primary-y" chart:style-name="G0S0">
            <chart:data-point chart:repeated="4"/>
          </chart:series>
          <chart:series chart:values-cell-range-address="DISKBSIZE.$B$7:.$E$7" chart:class="chart:bar" chart:attached-axis="primary-y" chart:style-name="G0S1">
            <chart:data-point chart:repeated="4"/>
          </chart:series>
          <chart:series chart:values-cell-range-address="DISKBSIZE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20_Threads (Kbyte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4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4" chart:class="chart:line" chart:attached-axis="primary-y" chart:style-name="G0S0">
            <chart:data-point chart:repeated="3"/>
          </chart:series>
          <chart:series chart:label-cell-address="DISKBSIZE.$C$1" chart:values-cell-range-address="DISKBSIZE.$C$2:.$C$4" chart:class="chart:line" chart:attached-axis="primary-y" chart:style-name="G0S1">
            <chart:data-point chart:repeated="3"/>
          </chart:series>
          <chart:series chart:label-cell-address="DISKBSIZE.$D$1" chart:values-cell-range-address="DISKBSIZE.$D$2:.$D$4" chart:class="chart:line" chart:attached-axis="primary-y" chart:style-name="G0S2">
            <chart:data-point chart:repeated="3"/>
          </chart:series>
          <chart:series chart:label-cell-address="DISKBSIZE.$E$1" chart:values-cell-range-address="DISKBSIZE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2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6:.$E$6" chart:class="chart:bar" chart:attached-axis="primary-y" chart:style-name="G0S0">
            <chart:data-point chart:repeated="4"/>
          </chart:series>
          <chart:series chart:values-cell-range-address="DISKBUSY.$B$7:.$E$7" chart:class="chart:bar" chart:attached-axis="primary-y" chart:style-name="G0S1">
            <chart:data-point chart:repeated="4"/>
          </chart:series>
          <chart:series chart:values-cell-range-address="DISKBUSY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